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8448" officeooo:paragraph-rsid="00078448"/>
    </style:style>
    <style:style style:name="P2" style:family="paragraph" style:parent-style-name="Standard">
      <style:text-properties officeooo:rsid="00078448" officeooo:paragraph-rsid="000a295a"/>
    </style:style>
    <style:style style:name="T1" style:family="text">
      <style:text-properties officeooo:rsid="0009265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0a295a"/>
    </style:style>
    <style:style style:name="T5" style:family="text">
      <style:text-properties officeooo:rsid="000b37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Javier Aguilera Aguilera</text:span><text:tab/></text:p>
      <text:p text:style-name="P2"/>
      <text:p text:style-name="P2"/>
      <text:p text:style-name="P2"><text:tab/>Según el Mapa del Emprendimiento 2021, las startups españolas han superado los 2,7 años de vida. Este dato es menor que en Latinoamérica y el resto de Europa. Para la obtención del dato, se ha tenido en cuenta una muestra de más de 1860 startups españolas.</text:p>
      <text:p text:style-name="P1"/>
      <text:p text:style-name="P1"><text:tab/>Datos extraídos del informe confirman que el ecosistema emprendedor se encuentra en consolidación, aunque con <text:span text:style-name="T5">la </text:span>asignatura pendiente <text:span text:style-name="T5">de</text:span> incrementar entre sus filas la presencia de talento femenino (80% hombres frente al 20% de mujeres).</text:p>
      <text:p text:style-name="P1"/>
      <text:p text:style-name="P1"><text:tab/>Al retrato robot del emprendedor español se mantiene estable: hombre, de entre 25 y 34 años con estudios universitarios.</text:p>
      <text:p text:style-name="P1"/>
      <text:p text:style-name="P1"><text:tab/>En cu<text:span text:style-name="T1">anto</text:span> a fuentes de financiación, se da el máximo histórico del uso de fondos propios como primer recurso económico (62%), destacando las Fintech como la industria reina del ecosistema emprended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09:13:14.103000000</meta:creation-date>
    <dc:date>2021-10-01T09:31:08.030000000</dc:date>
    <meta:editing-duration>PT17M53S</meta:editing-duration>
    <meta:editing-cycles>4</meta:editing-cycles>
    <meta:generator>LibreOffice/7.1.5.2$Windows_x86 LibreOffice_project/85f04e9f809797b8199d13c421bd8a2b025d52b5</meta:generator>
    <meta:document-statistic meta:table-count="0" meta:image-count="0" meta:object-count="0" meta:page-count="1" meta:paragraph-count="5" meta:word-count="134" meta:character-count="842" meta:non-whitespace-character-count="708"/>
  </office:meta>
</office:document-meta>
</file>